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90.04mm" svg:x="42.13mm" svg:y="23.11mm">
            <loext:p draw:notify-on-update-of-ranges="Planilha1.A2:Planilha1.A4 Planilha1.B1:Planilha1.B1 Planilha1.B2:Planilha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7.722" calcext:value-type="float">
            <text:p>7,722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15.348" calcext:value-type="float">
            <text:p>15,348</text:p>
          </table:table-cell>
        </table:table-row>
        <table:table-row table:style-name="ro1">
          <table:table-cell office:value-type="string" calcext:value-type="string">
            <text:p>Complexo</text:p>
          </table:table-cell>
          <table:table-cell office:value-type="float" office:value="201.111" calcext:value-type="float">
            <text:p>201,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9:04:14.1810619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8:49:08.986277055</meta:creation-date>
    <dc:date>2015-11-21T19:04:25.024540022</dc:date>
    <dc:creator>Evandro </dc:creator>
    <meta:editing-duration>PT6M59S</meta:editing-duration>
    <meta:editing-cycles>4</meta:editing-cycles>
    <meta:generator>LibreOffice/5.0.3.2$Linux_X86_64 LibreOffice_project/0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ntarell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 chart:data-label-number="value" chart:data-label-text="false" chart:data-label-symbol="false"/>
      <style:graphic-properties draw:stroke="none" draw:fill-color="#729fcf" dr3d:edge-rounding="5%"/>
      <style:text-properties fo:font-family="Cantarell" style:font-style-name="Regular" fo:font-size="10pt" style:font-size-asian="10pt" style:font-size-complex="10pt"/>
    </style:style>
    <style:style style:name="ch8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384cm" svg:y="0.315cm" chart:style-name="ch2">
          <text:p>Tempo de Execução (em segundos)</text:p>
        </chart:title>
        <chart:plot-area chart:style-name="ch3" table:cell-range-address="Planilha1.A1:Planilha1.B4" chart:data-source-has-labels="both" svg:x="0.319cm" svg:y="1.354cm" svg:width="15.36cm" svg:height="7.471cm">
          <chartooo:coordinate-region svg:x="1.205cm" svg:y="1.58cm" svg:width="14.474cm" svg:height="6.545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s</text:p>
                <draw:g>
                  <svg:desc>Planilha1.A2:Planilha1.A4</svg:desc>
                </draw:g>
              </table:table-cell>
              <table:table-cell office:value-type="float" office:value="7.722">
                <text:p>7.722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string">
                <text:p>Complexo</text:p>
              </table:table-cell>
              <table:table-cell office:value-type="float" office:value="201.111">
                <text:p>201.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